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26ff3" officeooo:paragraph-rsid="00126ff3"/>
    </style:style>
    <style:style style:name="P2" style:family="paragraph" style:parent-style-name="Standard">
      <style:paragraph-properties fo:line-height="100%" fo:text-align="center" style:justify-single-word="false"/>
      <style:text-properties fo:font-size="24pt" style:text-underline-style="solid" style:text-underline-width="auto" style:text-underline-color="font-color" fo:font-weight="bold" officeooo:rsid="00126ff3" officeooo:paragraph-rsid="00126ff3" style:font-size-asian="24pt" style:font-weight-asian="bold" style:font-size-complex="24pt" style:font-weight-complex="bold"/>
    </style:style>
    <style:style style:name="P3" style:family="paragraph" style:parent-style-name="Standard">
      <style:paragraph-properties fo:line-height="100%"/>
      <style:text-properties fo:font-weight="bold" officeooo:rsid="00126ff3" officeooo:paragraph-rsid="0013054b" style:font-weight-asian="bold" style:font-weight-complex="bold"/>
    </style:style>
    <style:style style:name="P4" style:family="paragraph" style:parent-style-name="Standard">
      <style:paragraph-properties fo:line-height="100%"/>
    </style:style>
    <style:style style:name="P5" style:family="paragraph" style:parent-style-name="Standard">
      <style:text-properties officeooo:rsid="00188a08" officeooo:paragraph-rsid="00167883"/>
    </style:style>
    <style:style style:name="P6" style:family="paragraph" style:parent-style-name="Standard">
      <style:paragraph-properties fo:text-align="start" style:justify-single-word="false"/>
      <style:text-properties officeooo:rsid="00188a08" officeooo:paragraph-rsid="00167883"/>
    </style:style>
    <style:style style:name="P7" style:family="paragraph" style:parent-style-name="Standard">
      <style:paragraph-properties fo:margin-left="0cm" fo:margin-right="0cm" fo:line-height="100%" fo:text-align="justify" style:justify-single-word="false" fo:text-indent="0cm" style:auto-text-indent="false"/>
      <style:text-properties fo:font-style="italic" officeooo:rsid="00126ff3" officeooo:paragraph-rsid="0013054b" style:font-style-asian="italic" style:font-style-complex="italic"/>
    </style:style>
    <style:style style:name="P8" style:family="paragraph" style:parent-style-name="Standard">
      <style:paragraph-properties fo:margin-top="0cm" fo:margin-bottom="0cm" loext:contextual-spacing="false" fo:line-height="100%" fo:text-align="justify" style:justify-single-word="false"/>
      <style:text-properties officeooo:rsid="0013054b" officeooo:paragraph-rsid="0013054b"/>
    </style:style>
    <style:style style:name="P9" style:family="paragraph" style:parent-style-name="Standard">
      <style:paragraph-properties fo:margin-top="0cm" fo:margin-bottom="0cm" loext:contextual-spacing="false" fo:line-height="100%" fo:text-align="justify" style:justify-single-word="false"/>
      <style:text-properties officeooo:rsid="0013a6a0" officeooo:paragraph-rsid="0013a6a0"/>
    </style:style>
    <style:style style:name="P10" style:family="paragraph" style:parent-style-name="Standard">
      <style:paragraph-properties fo:margin-top="0cm" fo:margin-bottom="0cm" loext:contextual-spacing="false" fo:line-height="100%" fo:text-align="justify" style:justify-single-word="false"/>
      <style:text-properties fo:font-weight="bold" officeooo:rsid="0013a6a0" officeooo:paragraph-rsid="0013a6a0" style:font-weight-asian="bold" style:font-weight-complex="bold"/>
    </style:style>
    <style:style style:name="P11" style:family="paragraph" style:parent-style-name="Standard">
      <style:paragraph-properties fo:margin-top="0cm" fo:margin-bottom="0cm" loext:contextual-spacing="false" fo:line-height="100%" fo:text-align="justify" style:justify-single-word="false"/>
      <style:text-properties officeooo:rsid="001567ef" officeooo:paragraph-rsid="001567ef"/>
    </style:style>
    <style:style style:name="P12" style:family="paragraph" style:parent-style-name="Standard">
      <style:paragraph-properties fo:margin-top="0cm" fo:margin-bottom="0cm" loext:contextual-spacing="false" fo:line-height="100%" fo:text-align="start" style:justify-single-word="false"/>
      <style:text-properties officeooo:rsid="00188a08" officeooo:paragraph-rsid="00167883"/>
    </style:style>
    <style:style style:name="P13" style:family="paragraph" style:parent-style-name="Standard">
      <style:paragraph-properties fo:margin-top="0cm" fo:margin-bottom="0cm" loext:contextual-spacing="false" fo:line-height="100%" fo:text-align="justify" style:justify-single-word="false"/>
      <style:text-properties officeooo:rsid="00189789" officeooo:paragraph-rsid="00189789"/>
    </style:style>
    <style:style style:name="P14" style:family="paragraph" style:parent-style-name="Standard">
      <style:paragraph-properties fo:margin-top="0cm" fo:margin-bottom="0cm" loext:contextual-spacing="false" fo:line-height="100%" fo:text-align="start" style:justify-single-word="false"/>
      <style:text-properties officeooo:rsid="001e8d73" officeooo:paragraph-rsid="001e8d73"/>
    </style:style>
    <style:style style:name="P15" style:family="paragraph" style:parent-style-name="Standard">
      <style:paragraph-properties fo:margin-top="0cm" fo:margin-bottom="0cm" loext:contextual-spacing="false" fo:line-height="100%" fo:text-align="start" style:justify-single-word="false" fo:break-before="page"/>
      <style:text-properties officeooo:rsid="00189789" officeooo:paragraph-rsid="00189789"/>
    </style:style>
    <style:style style:name="P16" style:family="paragraph" style:parent-style-name="Standard">
      <style:paragraph-properties fo:break-before="page"/>
      <style:text-properties officeooo:rsid="00188a08" officeooo:paragraph-rsid="00167883"/>
    </style:style>
    <style:style style:name="P17" style:family="paragraph" style:parent-style-name="Standard" style:list-style-name="L1">
      <style:text-properties officeooo:rsid="00188a08" officeooo:paragraph-rsid="00167883"/>
    </style:style>
    <style:style style:name="P18" style:family="paragraph" style:parent-style-name="Standard" style:list-style-name="L1">
      <style:text-properties officeooo:rsid="00175d78" officeooo:paragraph-rsid="00175d78"/>
    </style:style>
    <style:style style:name="P19" style:family="paragraph" style:parent-style-name="Standard" style:list-style-name="L1">
      <style:paragraph-properties fo:margin-top="0cm" fo:margin-bottom="0cm" loext:contextual-spacing="false" fo:line-height="100%" fo:text-align="justify" style:justify-single-word="false"/>
      <style:text-properties officeooo:rsid="00188a08" officeooo:paragraph-rsid="00167883"/>
    </style:style>
    <style:style style:name="P20" style:family="paragraph" style:parent-style-name="Standard" style:list-style-name="L1">
      <style:paragraph-properties fo:margin-top="0cm" fo:margin-bottom="0cm" loext:contextual-spacing="false" fo:line-height="100%" fo:text-align="justify" style:justify-single-word="false"/>
      <style:text-properties officeooo:rsid="00189789" officeooo:paragraph-rsid="00189789"/>
    </style:style>
    <style:style style:name="P21" style:family="paragraph" style:parent-style-name="Standard" style:list-style-name="L2">
      <style:paragraph-properties fo:margin-top="0cm" fo:margin-bottom="0cm" loext:contextual-spacing="false" fo:line-height="100%" fo:text-align="start" style:justify-single-word="false"/>
      <style:text-properties fo:font-size="16pt" style:text-underline-style="solid" style:text-underline-width="auto" style:text-underline-color="font-color" fo:font-weight="bold" officeooo:rsid="001a5c1e" officeooo:paragraph-rsid="001a5c1e" style:font-weight-asian="bold" style:font-weight-complex="bold"/>
    </style:style>
    <style:style style:name="P22" style:family="paragraph" style:parent-style-name="Standard" style:list-style-name="L2">
      <style:paragraph-properties fo:margin-top="0cm" fo:margin-bottom="0cm" loext:contextual-spacing="false" fo:line-height="100%" fo:text-align="start" style:justify-single-word="false"/>
      <style:text-properties fo:font-size="14pt" style:text-underline-style="solid" style:text-underline-width="auto" style:text-underline-color="font-color" fo:font-weight="normal" officeooo:rsid="001a5c1e" officeooo:paragraph-rsid="001a5c1e" style:font-weight-asian="normal" style:font-weight-complex="normal"/>
    </style:style>
    <style:style style:name="P23" style:family="paragraph" style:parent-style-name="Standard" style:list-style-name="L2">
      <style:paragraph-properties fo:margin-top="0cm" fo:margin-bottom="0cm" loext:contextual-spacing="false" fo:line-height="100%" fo:text-align="start" style:justify-single-word="false"/>
      <style:text-properties fo:font-size="14pt" style:text-underline-style="solid" style:text-underline-width="auto" style:text-underline-color="font-color" officeooo:rsid="001f8635" officeooo:paragraph-rsid="001f8635"/>
    </style:style>
    <style:style style:name="P24" style:family="paragraph" style:parent-style-name="Standard" style:list-style-name="L2">
      <style:paragraph-properties fo:margin-top="0cm" fo:margin-bottom="0cm" loext:contextual-spacing="false" fo:line-height="100%" fo:text-align="start" style:justify-single-word="false"/>
      <style:text-properties officeooo:rsid="001bfc39" officeooo:paragraph-rsid="001bfc39"/>
    </style:style>
    <style:style style:name="P25" style:family="paragraph" style:parent-style-name="Standard" style:list-style-name="L2">
      <style:paragraph-properties fo:margin-top="0cm" fo:margin-bottom="0cm" loext:contextual-spacing="false" fo:line-height="100%" fo:text-align="start" style:justify-single-word="false"/>
      <style:text-properties officeooo:rsid="001a5c1e" officeooo:paragraph-rsid="001a5c1e"/>
    </style:style>
    <style:style style:name="P26" style:family="paragraph" style:parent-style-name="Standard" style:list-style-name="L2">
      <style:paragraph-properties fo:margin-top="0cm" fo:margin-bottom="0cm" loext:contextual-spacing="false" fo:line-height="100%" fo:text-align="start" style:justify-single-word="false"/>
      <style:text-properties officeooo:rsid="001c5861" officeooo:paragraph-rsid="001c5861"/>
    </style:style>
    <style:style style:name="P27" style:family="paragraph" style:parent-style-name="Standard" style:list-style-name="L2">
      <style:paragraph-properties fo:margin-top="0cm" fo:margin-bottom="0cm" loext:contextual-spacing="false" fo:line-height="100%" fo:text-align="start" style:justify-single-word="false"/>
      <style:text-properties officeooo:rsid="001c5861" officeooo:paragraph-rsid="001dfc04"/>
    </style:style>
    <style:style style:name="P28" style:family="paragraph" style:parent-style-name="Standard" style:list-style-name="L2">
      <style:paragraph-properties fo:margin-top="0cm" fo:margin-bottom="0cm" loext:contextual-spacing="false" fo:line-height="100%" fo:text-align="start" style:justify-single-word="false"/>
      <style:text-properties officeooo:rsid="001dfc04" officeooo:paragraph-rsid="001dfc04"/>
    </style:style>
    <style:style style:name="P29" style:family="paragraph" style:parent-style-name="Standard" style:list-style-name="L2">
      <style:paragraph-properties fo:margin-top="0cm" fo:margin-bottom="0cm" loext:contextual-spacing="false" fo:line-height="100%" fo:text-align="start" style:justify-single-word="false"/>
      <style:text-properties officeooo:rsid="001e8d73" officeooo:paragraph-rsid="001e8d73"/>
    </style:style>
    <style:style style:name="P30" style:family="paragraph" style:parent-style-name="Standard" style:list-style-name="L2">
      <style:paragraph-properties fo:margin-top="0cm" fo:margin-bottom="0cm" loext:contextual-spacing="false" fo:line-height="100%" fo:text-align="start" style:justify-single-word="false"/>
      <style:text-properties officeooo:rsid="001f8635" officeooo:paragraph-rsid="001f8635"/>
    </style:style>
    <style:style style:name="P31" style:family="paragraph" style:parent-style-name="Standard" style:list-style-name="L2">
      <style:paragraph-properties fo:margin-top="0cm" fo:margin-bottom="0cm" loext:contextual-spacing="false" fo:line-height="100%" fo:text-align="start" style:justify-single-word="false"/>
      <style:text-properties officeooo:rsid="00214605" officeooo:paragraph-rsid="00214605"/>
    </style:style>
    <style:style style:name="P32" style:family="paragraph" style:parent-style-name="Standard" style:list-style-name="L2">
      <style:paragraph-properties fo:margin-top="0cm" fo:margin-bottom="0cm" loext:contextual-spacing="false" fo:line-height="100%" fo:text-align="start" style:justify-single-word="false" fo:break-before="page"/>
      <style:text-properties fo:font-size="14pt" style:text-underline-style="solid" style:text-underline-width="auto" style:text-underline-color="font-color" officeooo:rsid="001e8d73" officeooo:paragraph-rsid="001e8d73"/>
    </style:style>
    <style:style style:name="T1" style:family="text">
      <style:text-properties style:text-position="super 58%"/>
    </style:style>
    <style:style style:name="T2" style:family="text">
      <style:text-properties style:text-position="sub 58%"/>
    </style:style>
    <style:style style:name="T3" style:family="text">
      <style:text-properties fo:font-size="14pt"/>
    </style:style>
    <style:style style:name="T4" style:family="text">
      <style:text-properties fo:font-size="14pt" officeooo:rsid="0013054b"/>
    </style:style>
    <style:style style:name="T5" style:family="text">
      <style:text-properties fo:font-weight="bold" style:font-weight-asian="bold" style:font-weight-complex="bold"/>
    </style:style>
    <style:style style:name="T6" style:family="text">
      <style:text-properties officeooo:rsid="001dfc04"/>
    </style:style>
    <style:style style:name="T7" style:family="text">
      <style:text-properties officeooo:rsid="001f8635"/>
    </style:style>
    <style:style style:name="T8" style:family="text">
      <style:text-properties officeooo:rsid="002219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 cartes pour comprendre le monde</text:p>
      <text:p text:style-name="P4"/>
      <text:p text:style-name="P4"/>
      <text:p text:style-name="P3"><text:span text:style-name="T3">Problématique </text:span><text:span text:style-name="T4">générale :</text:span></text:p>
      <text:p text:style-name="P7">Comment la carte rend-elle compte de la complexité du monde tout en la rendant intelligible à nos yeux ? Quelles en sont les limites ?</text:p>
      <text:p text:style-name="P8"/>
      <text:p text:style-name="P8"/>
      <text:p text:style-name="P8">Le monde contemporain résulte de dynamiques spatiales variées et parfois contradictoires. La <text:span text:style-name="T5">mondialisation</text:span>, interdépendance économique croissante des territoires, transforme les espaces à toutes les <text:span text:style-name="T5">échelles</text:span> et bouleverse l’environnement. Elle s’opère dans un contexte de tensions géopolitiques multiples, qui peuvent l’entraver ou au contraire l’amplifier. Elle s’exerce sur des sociétés et des cultures diverses, qui n’y répondent pas toutes de la même manière.</text:p>
      <text:p text:style-name="P8"/>
      <text:p text:style-name="P8">La lecture croisée de 4 grilles de lecture spatiale (géo-politique, géo-économique, géo-culturelle, géo-environnementale) passe par l’étude de cartes (essentiellement des planisphères). Or la production et la lecture de carte obéissent à des principes dont il faut savoir expliquer la portée et les limites. Il faut identifier les choix techniques (nomenclature) et le positionnement idéologique du cartographe.</text:p>
      <text:p text:style-name="P9">Ainsi, à l’échelle mondiale, l’analyse combinée de différents planisphères permet d’appréhender cette complexité.</text:p>
      <text:p text:style-name="P9"/>
      <text:p text:style-name="P9"/>
      <text:p text:style-name="P10">Question : Pourquoi des cartes pour comprendre le monde ?</text:p>
      <text:p text:style-name="P9"/>
      <text:p text:style-name="P11">Les mots délocalisation, mondialisation, marchés nous donnent l’image d’un monde entièrement interdépendant. Or cette vision économique du monde ne peut constituer l’unique grille de lecture d’un monde bien plus complexe.</text:p>
      <text:p text:style-name="P11">En effet, l’organisation spatiale du monde résulte de forces multiples, qui ne peuvent être réduites à la sphère économique. D’autres indicateurs, comme la pratique de langues, les références culturelles, l’accès aux ressources, ou la possession de l’arme nucléaire, permettent d’éclairer le fonctionnement de l’espace mondial.</text:p>
      <text:p text:style-name="P11"/>
      <text:p text:style-name="P11"/>
      <text:p text:style-name="P11"/>
      <text:p text:style-name="P16">Travail individuel :</text:p>
      <text:p text:style-name="P5"/>
      <text:p text:style-name="P6">Suite à la vision d’une vidéo du « Dessous des cartes », « les cartes des autres », répondre au questionnaire suivant :</text:p>
      <text:p text:style-name="P5"/>
      <text:list xml:id="list5863466846169137597" text:style-name="L1">
        <text:list-item>
          <text:p text:style-name="P17">Nommer les différents types de projection de l’espace terrestre.</text:p>
          <text:list>
            <text:list-item>
              <text:p text:style-name="P18">Mercator (XVI<text:span text:style-name="T1">e</text:span>)</text:p>
            </text:list-item>
            <text:list-item>
              <text:p text:style-name="P18">Peters (1974)</text:p>
            </text:list-item>
            <text:list-item>
              <text:p text:style-name="P18">Eckert IV (XX<text:span text:style-name="T1">e</text:span>)</text:p>
            </text:list-item>
            <text:list-item>
              <text:p text:style-name="P18">Projection à 540°</text:p>
            </text:list-item>
            <text:list-item>
              <text:p text:style-name="P18">Projection down-under</text:p>
            </text:list-item>
          </text:list>
          <text:p text:style-name="P17"/>
        </text:list-item>
        <text:list-item>
          <text:p text:style-name="P17">En quoi chaque type de projection est-il différent des autres ?</text:p>
          <text:list>
            <text:list-item>
              <text:p text:style-name="P18">Peters : </text:p>
              <text:list>
                <text:list-header>
                  <text:p text:style-name="P18">Déformation des terres</text:p>
                  <text:p text:style-name="P18">Méridien de Greenwich = centre du Pacifique, où les pays passent au jour suivant</text:p>
                </text:list-header>
              </text:list>
            </text:list-item>
            <text:list-item>
              <text:p text:style-name="P18">Eckert IV :</text:p>
              <text:list>
                <text:list-header>
                  <text:p text:style-name="P18">Déformation des terres</text:p>
                </text:list-header>
              </text:list>
            </text:list-item>
            <text:list-item>
              <text:p text:style-name="P18">Project à 540° :</text:p>
              <text:list>
                <text:list-header>
                  <text:p text:style-name="P18">Amérique en deux fois</text:p>
                </text:list-header>
              </text:list>
            </text:list-item>
            <text:list-item>
              <text:p text:style-name="P18">Projection down-under :</text:p>
              <text:list>
                <text:list-header>
                  <text:p text:style-name="P18">Sud et Nord inversés</text:p>
                </text:list-header>
              </text:list>
            </text:list-item>
          </text:list>
          <text:p text:style-name="P17"/>
        </text:list-item>
        <text:list-item>
          <text:p text:style-name="P17">En quoi la lecture du monde diffère-t-elle d’un point à un autre de la planète ?</text:p>
          <text:list>
            <text:list-item>
              <text:p text:style-name="P18">Selon l’auteur de la carte, son pays va être privilégié par rapport aux autres</text:p>
            </text:list-item>
            <text:list-item>
              <text:p text:style-name="P18">La carte est un choix culturel et une certaine vision du monde</text:p>
            </text:list-item>
          </text:list>
          <text:p text:style-name="P19"/>
        </text:list-item>
        <text:list-item>
          <text:p text:style-name="P19">Montrez que la carte n’est pas neutre et que sa lecture nécessite un esprit critique important.</text:p>
          <text:list>
            <text:list-item>
              <text:p text:style-name="P20">Exemple : la Chine se met au centre du monde, parce qu’elle s’est toujours vue comme l’empire du milieu.</text:p>
              <text:p text:style-name="P20"/>
            </text:list-item>
          </text:list>
        </text:list-item>
      </text:list>
      <text:p text:style-name="P13"/>
      <text:p text:style-name="P12"/>
      <text:p text:style-name="P15"/>
      <text:list xml:id="list3926156219824839235" text:style-name="L2">
        <text:list-item>
          <text:p text:style-name="P21">Représenter la complexité géo-économique du monde</text:p>
          <text:list>
            <text:list-item>
              <text:p text:style-name="P22">Des cartes montrant des inégalités de développement</text:p>
              <text:list>
                <text:list-item>
                  <text:p text:style-name="P24">Carte 1 : IDH, PNUD, 2011</text:p>
                  <text:list>
                    <text:list-header>
                      <text:p text:style-name="P25">PNUD = Programme des Nations Unies pour le Développement</text:p>
                      <text:p text:style-name="P24">IDH = Indice de Développement Humain</text:p>
                    </text:list-header>
                  </text:list>
                  <text:p text:style-name="P24">Cette carte montre des contrastes de développement entre le Nord (IDH : 0,9) et le Sud (IDH : 0,2)</text:p>
                  <text:p text:style-name="P26"/>
                </text:list-item>
                <text:list-item>
                  <text:p text:style-name="P26">Carte 2 : PIB et son évolution de 2000 à 2010, FMI, 2012</text:p>
                  <text:p text:style-name="P26"/>
                </text:list-item>
                <text:list-item>
                  <text:p text:style-name="P28">Carte 3 : Une limite Nord-Sud contestée, PNUD, 2011</text:p>
                  <text:p text:style-name="P26"/>
                  <text:p text:style-name="P26">Quels espaces se détachent en terme de richesse ? <text:span text:style-name="T6">(Carte 2)</text:span></text:p>
                  <text:list>
                    <text:list-header>
                      <text:p text:style-name="P26">3 espaces se détachent en terme de richesse :</text:p>
                      <text:list>
                        <text:list-header>
                          <text:p text:style-name="P26">Les USA, l’Europe, et le Japon. Ce sont les Triades</text:p>
                        </text:list-header>
                      </text:list>
                      <text:p text:style-name="P26">Il y a <text:span text:style-name="T6">un</text:span> Centre pour chacune des Triades</text:p>
                      <text:p text:style-name="P26">Et les autres espaces sont les Périphérie</text:p>
                    </text:list-header>
                  </text:list>
                  <text:p text:style-name="P26"/>
                  <text:p text:style-name="P26">En quoi les concepts de Triade, Périphérie, Centre sont remis en cause ? <text:span text:style-name="T6">(Carte 1)</text:span></text:p>
                  <text:list text:continue-numbering="true">
                    <text:list-header>
                      <text:p text:style-name="P27">La croissance économique est le fait des pays en développement, et en particulier des puissances émergentes, qui s’affirment comme des concu<text:span text:style-name="T6">r</text:span>rents économique au centre d’impulsions <text:span text:style-name="T6">traditionnelles. </text:span></text:p>
                      <text:p text:style-name="P28">Le monde est donc de plus en plus polycentrique</text:p>
                    </text:list-header>
                  </text:list>
                  <text:p text:style-name="P28"/>
                  <text:p text:style-name="P28">Pourquoi les cartographes ont choisi une anamorphose ? (Carte 2)</text:p>
                  <text:list text:continue-numbering="true">
                    <text:list-header>
                      <text:p text:style-name="P28">Anamorphose : carte dont la surface d’un territoire est proportionnelle au phénomène représenté.</text:p>
                      <text:p text:style-name="P28">L’anamorphose permet de mieux visualiser le poids d’un phénomène.</text:p>
                      <text:p text:style-name="P28">Le choix du PIB comme phénomène montre mieux les contrastes de richesses entre les états.</text:p>
                      <text:p text:style-name="P28">Le poids des puissances de la Triade ou des puissances du Sud apparaissent nettement face au reste du monde qui semble disparaître.</text:p>
                    </text:list-header>
                  </text:list>
                  <text:p text:style-name="P28"/>
                  <text:p text:style-name="P28">Montrez que les choix de niveau de l’IDH modifient la lecture des cartes (Carte 1+3)</text:p>
                  <text:list text:continue-numbering="true">
                    <text:list-header>
                      <text:p text:style-name="P29">Le choix des seuils statistiques de l’IDH conditionnent la lecture des contrastes de développement.</text:p>
                    </text:list-header>
                  </text:list>
                </text:list-item>
              </text:list>
            </text:list-item>
          </text:list>
        </text:list-item>
      </text:list>
      <text:p text:style-name="P14"/>
      <text:list xml:id="list132355146020095" text:continue-numbering="true" text:style-name="L2">
        <text:list-item>
          <text:list>
            <text:list-item>
              <text:p text:style-name="P32">Des cartes montrant une interdépendance croissante</text:p>
              <text:list>
                <text:list-item>
                  <text:p text:style-name="P29">Carte : Les flux de marchandises dans le monde, OMC, 2012</text:p>
                  <text:list>
                    <text:list-header>
                      <text:p text:style-name="P29">Le commerce mondial des marchandises s’organise autour de trois pôles : l’Europe, l’Asie, et l’Amérique du Nord. Ces trois pôles représentent à eux seuls 83 % du commerce mondial.</text:p>
                      <text:p text:style-name="P29">Le pôle commercial Européen pratique surtout un commerce intracommunautaire, ce qui veut dire que l’union européenne peut vivre quasiment en autarcie. <text:span text:style-name="T7">Mais sa balance commerciale reste déficitaire.</text:span></text:p>
                    </text:list-header>
                  </text:list>
                </text:list-item>
              </text:list>
              <text:p text:style-name="P29"/>
            </text:list-item>
            <text:list-item>
              <text:p text:style-name="P23">Des cartes montrant un monde polycentrique</text:p>
              <text:list>
                <text:list-item>
                  <text:p text:style-name="P30">Carte : Une définition variable des pays émergents selon les banquiers, FMI, 2010</text:p>
                  <text:list>
                    <text:list-header>
                      <text:p text:style-name="P30">Les pays émergents sont plus nombreux en Asie :</text:p>
                      <text:list>
                        <text:list-header>
                          <text:p text:style-name="P30">Chine et Inde, mais également Indonésie, Malaisie, Thaïlande</text:p>
                        </text:list-header>
                      </text:list>
                      <text:p text:style-name="P30">L’Amérique du Sud aussi :</text:p>
                      <text:list text:continue-numbering="true">
                        <text:list-header>
                          <text:p text:style-name="P30">Brésil, Argentine, Chili, Mexique</text:p>
                        </text:list-header>
                      </text:list>
                      <text:p text:style-name="P30">La Russie entre dans la catégorie des pays émergents, mais c’est en fait un pays re-émergent.</text:p>
                    </text:list-header>
                  </text:list>
                  <text:p text:style-name="P31">En raison de l’émergence de puissances dans l’ensemble des Suds, la Triade est concurrencée par de nouveaux pôles économiques. Ces évolutions font évoluer les limites de la Triade <text:span text:style-name="T8">qui intègre désormais les NPIA (Nouveaux Pays Industrialisés d’Asie : Corée du Sud, Taïwan, Singapour) et la Chine littorale. Cela remet profondément en cause la traditionnelle organisation entre centres et périphéries. Le monde est désormais polycentrique avec des puissances émergentes (puissance diplomatique, puissance militaire, et poids démocratique).</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6ff3" officeooo:paragraph-rsid="00126ff3"/>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éographie<text:tab/><text:tab/>Des cartes pour comprendre le monde</text:p>
      </style:header>
      <style:footer>
        <text:p text:style-name="Footer"><text:tab/><text:span text:style-name="MT1"><text:page-number text:select-page="current">3</text:page-number></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23:06.793000000</meta:creation-date>
    <dc:date>2018-10-08T13:23:53.459000000</dc:date>
    <meta:editing-duration>PT36M56S</meta:editing-duration>
    <meta:editing-cycles>6</meta:editing-cycles>
    <meta:generator>LibreOffice/5.1.6.2$Windows_x86 LibreOffice_project/07ac168c60a517dba0f0d7bc7540f5afa45f0909</meta:generator>
    <meta:document-statistic meta:table-count="0" meta:image-count="0" meta:object-count="0" meta:page-count="4" meta:paragraph-count="76" meta:word-count="949" meta:character-count="5888" meta:non-whitespace-character-count="5042"/>
  </office:meta>
</office:document-meta>
</file>